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D966"/>
    </style:style>
    <style:style style:name="ce25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color="#006600" fo:font-style="italic" style:font-style-asian="italic" style:font-style-complex="italic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5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5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5"/>
    </style:style>
    <style:style style:name="ce2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5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5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DENTIFICATIVO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OBBLIGATORIETA’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1">
            <text:p>REQUISITI FUNZIONALI</text:p>
          </table:table-cell>
          <table:covered-table-cell/>
          <table:table-cell table:style-name="ce5"/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office:value-type="string" table:style-name="ce6">
            <text:p>ROF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string" table:style-name="ce9">
            <text:p>Requisiti Obbligatori Coperti</text:p>
          </table:table-cell>
          <table:table-cell office:value-type="percentage" office:value="1" table:style-name="ce10">
            <text:p>100,00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ROF1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string" table:style-name="ce9">
            <text:p>Requisiti Opzionali/Desiderabili Coperti</text:p>
          </table:table-cell>
          <table:table-cell office:value-type="percentage" office:value="0.79500000000000004" table:style-name="ce11">
            <text:p>79,50%</text:p>
          </table:table-cell>
          <table:table-cell office:value-type="float" office:value="0.73529411764705888" table:formula="of:=25/34" table:style-name="ce1">
            <text:p>0,73529411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OF1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2" table:style-name="ce1"/>
          <table:table-cell table:style-name="ce12"/>
          <table:table-cell table:style-name="ce13"/>
          <table:table-cell table:number-columns-repeated="16377"/>
        </table:table-row>
        <table:table-row table:style-name="ro1">
          <table:table-cell office:value-type="string" table:style-name="ce14">
            <text:p>ROF1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2" table:style-name="ce1"/>
          <table:table-cell office:value-type="string" table:style-name="ce15">
            <text:p>27/34</text:p>
          </table:table-cell>
          <table:table-cell office:value-type="float" office:value="0.79411764705882348" table:formula="of:=27/34" table:style-name="ce13">
            <text:p>0,79411764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OF1.4</text:p>
          </table:table-cell>
          <table:table-cell office:value-type="string" table:style-name="ce28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FF1.4.1</text:p>
          </table:table-cell>
          <table:table-cell office:value-type="string" table:style-name="ce29">
            <text:p>Soddisfatto</text:p>
          </table:table-cell>
          <table:table-cell office:value-type="string" table:style-name="ce8">
            <text:p>Opzionale</text:p>
          </table:table-cell>
          <table:table-cell table:style-name="ce12"/>
          <table:table-cell table:style-name="ce18"/>
          <table:table-cell table:number-columns-repeated="16379" table:style-name="ce1"/>
        </table:table-row>
        <table:table-row table:style-name="ro1">
          <table:table-cell office:value-type="string" table:style-name="ce6">
            <text:p>RFF1.4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pzionale</text:p>
          </table:table-cell>
          <table:table-cell table:style-name="ce15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ROF1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style-name="ce15"/>
          <table:table-cell office:value-type="string" table:style-name="ce13">
            <text:p>21+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RDF1.6</text:p>
          </table:table-cell>
          <table:table-cell office:value-type="string" table:style-name="ce26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ROF1.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1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1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3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3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3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3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3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float" office:value="123" table:formula="of:=27+96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OF2.5.3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6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6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DF2.5.6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5.6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DF2.5.6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8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10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1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4.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4.7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8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5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5.1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DF4.6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7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7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.1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.1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1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2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2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3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3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</text:p>
          </table:table-cell>
          <table:table-cell office:value-type="string" table:style-name="ce28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.1</text:p>
          </table:table-cell>
          <table:table-cell office:value-type="string" table:style-name="ce28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.1.1</text:p>
          </table:table-cell>
          <table:table-cell office:value-type="string" table:style-name="ce28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.2</text:p>
          </table:table-cell>
          <table:table-cell office:value-type="string" table:style-name="ce28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2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30"/>
          <table:table-cell table:style-name="ce5"/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22">
            <text:p>REQUISITI QUALITA’</text:p>
          </table:table-cell>
          <table:covered-table-cell/>
          <table:table-cell table:style-name="ce5"/>
          <table:table-cell table:number-columns-repeated="16381"/>
        </table:table-row>
        <table:table-row table:style-name="ro1">
          <table:table-cell office:value-type="string" table:style-name="ce8">
            <text:p>ROQ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1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1.2</text:p>
          </table:table-cell>
          <table:table-cell office:value-type="string" table:style-name="ce26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1.3</text:p>
          </table:table-cell>
          <table:table-cell office:value-type="string" table:style-name="ce26">
            <text:p>Non Soddisfatto</text:p>
          </table:table-cell>
          <table:table-cell office:value-type="string" table:style-name="ce8">
            <text:p>Desiderabil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8">
            <text:p>ROQ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OQ2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OQ2.2</text:p>
          </table:table-cell>
          <table:table-cell office:value-type="string" table:style-name="ce26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OQ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5</text:p>
          </table:table-cell>
          <table:table-cell office:value-type="string" table:style-name="ce25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6</text:p>
          </table:table-cell>
          <table:table-cell office:value-type="string" table:style-name="ce26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7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8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9</text:p>
          </table:table-cell>
          <table:table-cell office:value-type="string" table:style-name="ce26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10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DQ11</text:p>
          </table:table-cell>
          <table:table-cell office:value-type="string" table:style-name="ce25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table:style-name="ce5"/>
          <table:table-cell table:style-name="ce30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23">
            <text:p>REQUISITI VINCOLO</text:p>
          </table:table-cell>
          <table:covered-table-cell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8">
            <text:p>ROV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OV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ROV3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5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6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8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9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10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1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1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number-rows-repeated="10484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cf2" style:family="table-cell" style:data-style-name="N0">
      <style:table-cell-properties fo:background-color="#CCFFCC"/>
      <style:text-properties fo:color="#006600"/>
    </style:style>
    <style:style style:name="cf3" style:family="table-cell" style:data-style-name="N0">
      <style:text-properties fo:font-weight="bold" style:font-weight-asian="bold" style:font-weight-complex="bold"/>
    </style:style>
    <style:style style:name="cf4" style:family="table-cell" style:data-style-name="N0"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" style:family="table-cell"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4</meta:generator>
    <dc:creator>CARLOTTA SEGNA</dc:creator>
    <meta:creation-date>2019-02-15T10:30:29Z</meta:creation-date>
    <dc:date>2019-05-10T09:19:06Z</dc:date>
    <meta:editing-cycles>34</meta:editing-cycles>
    <meta:editing-duration>PT9401S</meta:editing-duration>
  </office:meta>
</office:document-meta>
</file>